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justify" fo:line-height="150%" fo:text-indent="0.4916in"/>
    </style:style>
    <style:style style:name="T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text-align="justify" fo:line-height="150%" fo:text-indent="0.4916in"/>
    </style:style>
    <style:style style:name="T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Normal" style:family="paragraph">
      <style:text-properties style:font-name="Calibri" style:font-name-asian="Calibri" style:font-name-complex="Calibri"/>
    </style:style>
    <style:style style:name="P16" style:parent-style-name="Normal" style:family="paragraph">
      <style:text-properties style:font-name="Calibri" style:font-name-asian="Calibri" style:font-name-complex="Calibri"/>
    </style:style>
    <style:style style:name="P17" style:parent-style-name="Normal" style:family="paragraph">
      <style:text-properties style:font-name="Calibri" style:font-name-asian="Calibri" style:font-name-complex="Calibri"/>
    </style:style>
    <style:style style:name="P18" style:parent-style-name="Normal" style:family="paragraph">
      <style:text-properties style:font-name="Calibri" style:font-name-asian="Calibri" style:font-name-complex="Calibri"/>
    </style:style>
    <style:style style:name="T19" style:parent-style-name="DefaultParagraphFont" style:family="text">
      <style:text-properties style:font-name="Calibri" style:font-name-asian="Calibri" style:font-name-complex="Calibri"/>
    </style:style>
  </office:automatic-styles>
  <office:body>
    <office:text text:use-soft-page-breaks="true">
      <text:p text:style-name="P1">Codzienna pielęgnacja twarzy: dobroczynna moc aloesu w kosmetykach<text:s/></text:p>
      <text:p text:style-name="P2"/>
      <text:p text:style-name="P3">Czy kiedykolwiek zastanawialiście się nad tym jak naprawdę działają lecznicze produkty naturalne takie jak: miód, czekolada, aloes, granat? Powszechnie mówi się, że aloes ma "moc", wzmaga produkcję kolagenu w naszej skórze, pozwala na regenerację uszkodzonego naskórka i niweluje podrażnienia. Jak jest naprawdę? Aloes to rzeczywiście niezastąpione źródło cennych składników odżywczych dla naszej skóry.<text:s/></text:p>
      <text:p text:style-name="P4"><text:span text:style-name="T5">Wiadomo, że wykazuje on silne właściwości adaptogenne. Adaptogeny działają na poziomie komórkowym, docierają w tym samym czasie do każdej komórki ciała. Aloes ma unikalne właściwości odmładzające, co powoduje zwiększenie produkcji fibroblastów osiem razy szybciej niż normalnie. Fibroblasty są odpowiedzialne za<text:s/></text:span><text:span text:style-name="T6">produkcję kolagenu</text:span><text:span text:style-name="T7"><text:s/>w skórze właściwej.</text:span></text:p>
      <text:p text:style-name="P8"><text:span text:style-name="T9">Roślina ta posiada również silne<text:s/></text:span><text:span text:style-name="T10">właściwości nawilżające</text:span><text:span text:style-name="T11">, ze względu na dużą zawartość wody. Substancje czynne, które pomagają zmniejszyć ból i stan zapalny,<text:s/></text:span><text:span text:style-name="T12">działają znieczulająco</text:span><text:span text:style-name="T13">, co sprawia, że aloes skutecznie leczy oparzenia i podrażnienia skóry. Jest silnym antyutleniaczem, pomaga niszczyć w organizmie wolne rodniki. Ma działanie uszczelniające i regenerujące naczynia krwionośne oraz zdolność do penetracji przez skórę do organizmu. Wnika bardzo głęboko w warstwy naskórka, reguluje odczyn kwasowo-zasadowy skóry, przyśpiesza podskórne krążenie krwi oraz regenerację tkanek, działa przeciwzapalnie i ściągająco na skórę, hamuje namnażanie się bakterii i grzybów na skórze, łagodzi świąd i ból.</text:span></text:p>
      <text:p text:style-name="P14">Po kosmetyki z aloesem polecam sięgać każdemu, mogą to być także żele z wyciągiem czystego aloesu, te sprawdzą się w przypadku szczególnie przesuszonej i podrażnionej skóry, świetnie zadziała także przy cerze trądzikowej.<text:s/></text:p>
      <text:p text:style-name="P15"/>
      <text:p text:style-name="P16"/>
      <text:p text:style-name="P17"/>
      <text:p text:style-name="Normal"><text:line-break/></text:p>
      <text:p text:style-name="P18"/>
      <text:p text:style-name="Normal"><text:span text:style-name="T1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ncy Niersmans</meta:initial-creator>
    <dc:creator>Nancy Niersmans</dc:creator>
    <meta:creation-date>2017-04-08T19:44:00Z</meta:creation-date>
    <dc:date>2017-04-08T19:44:00Z</dc:date>
    <meta:template xlink:href="Normal.dotm" xlink:type="simple"/>
    <meta:editing-cycles>1</meta:editing-cycles>
    <meta:editing-duration>PT0S</meta:editing-duration>
    <meta:document-statistic meta:page-count="1" meta:paragraph-count="3" meta:word-count="262" meta:character-count="1756" meta:row-count="12" meta:non-whitespace-character-count="1497"/>
  </office:meta>
</office:document-meta>
</file>